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 und 4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3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4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as Spiel beim Erreichen von 24 Gesamtpunkten (Bummerl) bee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Spiel beim Erreichen von 24 Gesamtpunkten (Bummerl) beenden.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 und 4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Rufen der "Spiele" ermöglich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Rufen der "Spiele" ermöglichen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 und 4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spielbare Karten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spielbare Karten anzeig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tauschen von Handkarten mit Stapelkarten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 und 4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gen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 und 4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 und 4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nzeigen, wenn ein "Spiel" gewonnen wird und Punkte aktualisier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anzeigen, wenn ein "Spiel" gewonnen wird und Punkte aktualisier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dere zwei Spieler als Gegenspieler anzeigen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 und 4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beim Spiel "Land" den Ruf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beim Spiel "Land" den Rufer zuerst zum Zug kommen lassen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 und 4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bei jedem Spiel außer "Land" den ersten Spiel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bei jedem Spiel außer "Land" den ersten Spieler zuerst zum Zug kommen lassen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 und 4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spielte "Spiel"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das gespielte "Spiel" anzeigen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 und 4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nach dem Austeilen der Karten allen Spielern der Reihe nach das Rufen eines "Spiels"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nach dem Austeilen der Karten allen Spielern der Reihe nach das Rufen eines "Spiels" ermöglichen.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 und 4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ufdecken der nächsten Handkarte statt Ansagen des Trumpfs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Vordergrundlogik: Beim 4er-Schnapsen das Aufdecken der nächsten Handkarte statt Ansagen des Trumpfs ermöglich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nsagen des Trumps ermöglichen.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ie beiseitegelegten Stapelkarten verdeckt anzeig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geteilte Karten anzeig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Überprüfen ob genug Spieler dem Spiel beigetreten sind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Noch nicht laufende Spiele von Spielern in Reichweite erkenn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noch nicht laufende Spiele von Spielern in Reichweite anzeig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Spielbeitritt implementie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einen Button zum Spielbeitritt erstellen</text:p>
          </table:table-cell>
          <table:table-cell/>
        </table:table-row>
      </table:table>
      <table:table table:name="US 3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regeln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e Kurzbeschreibung des Spieln und der einzelnen Spielmodi (2er/3er/4er-Schnapsen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</table:table>
      <table:table table:name="US3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nzahl der gewonnenen Spiele s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ie Anzahl der gewonnenen Spiele angezeigt werden?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1 und der Geg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 am Spiel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am selben Tisch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soll ein Sieg für Spieler1 angezeigt werden und 0 für den Gegn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</table:table>
      <table:table table:name="US3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Spielsiege gesamt, Verlorene Spiele gesamt, Bummerl gesamt), sodass ich damit ange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tisti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r kann die Statistik anschau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Statistik anschau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(Spielsiege gesamt, Verlorene Spiele gesamt, Bummerl gesam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Durch das klicken auf Statistik <text:s/>im Menü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</table:table>
      <table:table table:name="US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4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4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4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4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üssen 3 Spieler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4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Wlan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Kart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4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Tablet lenovo (Android 4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/3/4 treten dem Spiel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wird gestart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Startkarten</text:p>
          </table:table-cell>
          <table:table-cell table:number-columns-repeated="8"/>
        </table:table-row>
      </table:table>
      <table:table table:name="US11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Rund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Punkt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 Spielverlauf, bis keine Karten mehr im Talon sind oder ein Spieler 66 Punkte erreich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3Punkte: Falls der Gegner keine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Punkte: Falls der Gegner 1-33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Punkt: Falls der Gegner &gt;33 Punkte erreicht ha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Runde muss gespielt sein bevor ein Spieler Punkte bekomm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66Punkte Spieler 2 2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gewinnt und er bekommt für die Runde 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56Punkte KI <text:s text:c="2"/>70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I gewinnt und erhält 1 Spielerpunkt</text:p>
          </table:table-cell>
          <table:table-cell table:number-columns-repeated="8"/>
        </table:table-row>
      </table:table>
      <table:table table:name="US20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Team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kpete gelten für Team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Team besteht aus 2 Spieler die gegenüber sitz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4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Tablet lenovo (Android 4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23:35:41.470238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2T23:37:23.782314326</dc:date>
    <meta:editing-duration>PT16H11M44S</meta:editing-duration>
    <meta:editing-cycles>108</meta:editing-cycles>
    <meta:generator>LibreOffice/4.2.7.2$Linux_X86_64 LibreOffice_project/420m0$Build-2</meta:generator>
    <meta:document-statistic meta:table-count="7" meta:cell-count="472" meta:object-count="0"/>
  </office:meta>
</office:document-meta>
</file>